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5])" office:value-type="float" office:value="153.43" calcext:value-type="float">
            <text:p>153.4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9:.C45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167.69" calcext:value-type="float">
            <text:p>167.6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57:.C6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6:.C78])" office:value-type="float" office:value="118.25" calcext:value-type="float">
            <text:p>118.2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0])" office:value-type="float" office:value="500.05" calcext:value-type="float">
            <text:p>500.05</text:p>
          </table:table-cell>
          <table:table-cell table:formula="of:=SUM([.D1:.D80])" office:value-type="float" office:value="500.05" calcext:value-type="float">
            <text:p>500.0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5:.C96])" office:value-type="float" office:value="-447.5" calcext:value-type="float">
            <text:p>-447.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1];[.D97])" office:value-type="float" office:value="52.55" calcext:value-type="float">
            <text:p>52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00-00-00</text:date>, <text:time style:data-style-name="N2" text:time-value="22:33:58.575033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22:34:52.396540526</dc:date>
    <meta:editing-duration>P1DT9H26M3S</meta:editing-duration>
    <meta:editing-cycles>198</meta:editing-cycles>
    <meta:generator>LibreOffice/6.0.7.3$Linux_X86_64 LibreOffice_project/00m0$Build-3</meta:generator>
    <meta:document-statistic meta:table-count="5" meta:cell-count="706" meta:object-count="0"/>
  </office:meta>
</office:document-meta>
</file>